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123.1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0121">
      <style:text-properties fo:font-weight="bold" style:font-weight-asian="bold" style:font-weight-complex="bold"/>
    </style:style>
    <style:style style:name="ce5" style:family="table-cell" style:parent-style-name="Default" style:data-style-name="N2012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5"/>
        <table:table-row table:style-name="ro1"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standort</text:p>
          </table:table-cell>
          <table:table-cell table:style-name="ce2" office:value-type="string" calcext:value-type="string">
            <text:p>seehoeh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ng</text:p>
          </table:table-cell>
        </table:table-row>
        <table:table-row table:style-name="ro1">
          <table:table-cell office:value-type="string" calcext:value-type="string">
            <text:p>Wilder Kaiser </text:p>
          </table:table-cell>
          <table:table-cell office:value-type="string" calcext:value-type="string">
            <text:p>Gruttenhütte</text:p>
          </table:table-cell>
          <table:table-cell office:value-type="float" office:value="1640" calcext:value-type="float">
            <text:p>1640</text:p>
          </table:table-cell>
          <table:table-cell office:value-type="float" office:value="47.5556388888889" calcext:value-type="float">
            <text:p>47.55564</text:p>
          </table:table-cell>
          <table:table-cell office:value-type="float" office:value="12.3186111111111" calcext:value-type="float">
            <text:p>12.31861</text:p>
          </table:table-cell>
        </table:table-row>
        <table:table-row table:style-name="ro1">
          <table:table-cell office:value-type="string" calcext:value-type="string">
            <text:p>Bergbahn Scheffau </text:p>
          </table:table-cell>
          <table:table-cell office:value-type="string" calcext:value-type="string">
            <text:p>Brandstadl</text:p>
          </table:table-cell>
          <table:table-cell office:value-type="float" office:value="1640" calcext:value-type="float">
            <text:p>1640</text:p>
          </table:table-cell>
          <table:table-cell office:value-type="float" office:value="47.4912" calcext:value-type="float">
            <text:p>47.49120</text:p>
          </table:table-cell>
          <table:table-cell office:value-type="float" office:value="12.248" calcext:value-type="float">
            <text:p>12.24800</text:p>
          </table:table-cell>
        </table:table-row>
        <table:table-row table:style-name="ro1">
          <table:table-cell office:value-type="string" calcext:value-type="string">
            <text:p>Lechtal Tourismus </text:p>
          </table:table-cell>
          <table:table-cell office:value-type="string" calcext:value-type="string">
            <text:p>Sonnalm Jöchelspitze</text:p>
          </table:table-cell>
          <table:table-cell office:value-type="float" office:value="1786" calcext:value-type="float">
            <text:p>1786</text:p>
          </table:table-cell>
          <table:table-cell office:value-type="float" office:value="47.2752833333333" calcext:value-type="float">
            <text:p>47.27528</text:p>
          </table:table-cell>
          <table:table-cell office:value-type="float" office:value="10.36505" calcext:value-type="float">
            <text:p>10.36505</text:p>
          </table:table-cell>
        </table:table-row>
        <table:table-row table:style-name="ro1">
          <table:table-cell office:value-type="string" calcext:value-type="string">
            <text:p>TVB Region Hall-Wattens </text:p>
          </table:table-cell>
          <table:table-cell office:value-type="string" calcext:value-type="string">
            <text:p>Kugelwald am Glungezer</text:p>
          </table:table-cell>
          <table:table-cell office:value-type="float" office:value="1541" calcext:value-type="float">
            <text:p>1541</text:p>
          </table:table-cell>
          <table:table-cell office:value-type="float" office:value="47.4078472222222" calcext:value-type="float">
            <text:p>47.40785</text:p>
          </table:table-cell>
          <table:table-cell office:value-type="float" office:value="11.9122194444444" calcext:value-type="float">
            <text:p>11.91222</text:p>
          </table:table-cell>
        </table:table-row>
        <table:table-row table:style-name="ro1">
          <table:table-cell office:value-type="string" calcext:value-type="string">
            <text:p>TVB St. Anton am Arlberg </text:p>
          </table:table-cell>
          <table:table-cell office:value-type="string" calcext:value-type="string">
            <text:p>Kapall</text:p>
          </table:table-cell>
          <table:table-cell office:value-type="float" office:value="2330" calcext:value-type="float">
            <text:p>2330</text:p>
          </table:table-cell>
          <table:table-cell office:value-type="float" office:value="47.14805" calcext:value-type="float">
            <text:p>47.14805</text:p>
          </table:table-cell>
          <table:table-cell office:value-type="float" office:value="10.2491666666667" calcext:value-type="float">
            <text:p>10.24917</text:p>
          </table:table-cell>
        </table:table-row>
        <table:table-row table:style-name="ro1">
          <table:table-cell office:value-type="string" calcext:value-type="string">
            <text:p>Tourismusverband Achensee</text:p>
          </table:table-cell>
          <table:table-cell office:value-type="string" calcext:value-type="string">
            <text:p>Am Rofan, neben dem Almstüberl, gegenüber der Rofanseilbahn Bergstation</text:p>
          </table:table-cell>
          <table:table-cell office:value-type="float" office:value="1831" calcext:value-type="float">
            <text:p>1831</text:p>
          </table:table-cell>
          <table:table-cell office:value-type="float" office:value="47.4415388888889" calcext:value-type="float">
            <text:p>47.44154</text:p>
          </table:table-cell>
          <table:table-cell office:value-type="float" office:value="11.7636388888889" calcext:value-type="float">
            <text:p>11.76364</text:p>
          </table:table-cell>
        </table:table-row>
        <table:table-row table:style-name="ro1">
          <table:table-cell office:value-type="string" calcext:value-type="string">
            <text:p>Tourismusverband Achensee</text:p>
          </table:table-cell>
          <table:table-cell office:value-type="string" calcext:value-type="string">
            <text:p>Am Zwölferkopf, direkt beim Alpengasthaus Karwendel am Balkon</text:p>
          </table:table-cell>
          <table:table-cell office:value-type="float" office:value="1491" calcext:value-type="float">
            <text:p>1491</text:p>
          </table:table-cell>
          <table:table-cell office:value-type="float" office:value="47.4278277777778" calcext:value-type="float">
            <text:p>47.42783</text:p>
          </table:table-cell>
          <table:table-cell office:value-type="float" office:value="11.694925" calcext:value-type="float">
            <text:p>11.69493</text:p>
          </table:table-cell>
        </table:table-row>
        <table:table-row table:style-name="ro1">
          <table:table-cell office:value-type="string" calcext:value-type="string">
            <text:p>Ferienregion Hohe Salve <text:s/></text:p>
          </table:table-cell>
          <table:table-cell office:value-type="string" calcext:value-type="string">
            <text:p>Buchacker Alm Adlerhorst</text:p>
          </table:table-cell>
          <table:table-cell office:value-type="float" office:value="1460" calcext:value-type="float">
            <text:p>1460</text:p>
          </table:table-cell>
          <table:table-cell office:value-type="float" office:value="47.5378944444444" calcext:value-type="float">
            <text:p>47.53789</text:p>
          </table:table-cell>
          <table:table-cell office:value-type="float" office:value="12.0231722222222" calcext:value-type="float">
            <text:p>12.02317</text:p>
          </table:table-cell>
        </table:table-row>
        <table:table-row table:style-name="ro1">
          <table:table-cell office:value-type="string" calcext:value-type="string">
            <text:p>Alpbachtal</text:p>
          </table:table-cell>
          <table:table-cell office:value-type="string" calcext:value-type="string">
            <text:p>Berghaus Sonnwendjoch</text:p>
          </table:table-cell>
          <table:table-cell office:value-type="float" office:value="1780" calcext:value-type="float">
            <text:p>1780</text:p>
          </table:table-cell>
          <table:table-cell office:value-type="float" office:value="47.4640833333333" calcext:value-type="float">
            <text:p>47.46408</text:p>
          </table:table-cell>
          <table:table-cell office:value-type="float" office:value="11.8286305555556" calcext:value-type="float">
            <text:p>11.82863</text:p>
          </table:table-cell>
        </table:table-row>
        <table:table-row table:style-name="ro1">
          <table:table-cell office:value-type="string" calcext:value-type="string">
            <text:p>TVB Imst</text:p>
          </table:table-cell>
          <table:table-cell office:value-type="string" calcext:value-type="string">
            <text:p>Muttekopf</text:p>
          </table:table-cell>
          <table:table-cell office:value-type="float" office:value="2050" calcext:value-type="float">
            <text:p>2050</text:p>
          </table:table-cell>
          <table:table-cell office:value-type="float" office:value="47.2556611111111" calcext:value-type="float">
            <text:p>47.25566</text:p>
          </table:table-cell>
          <table:table-cell office:value-type="float" office:value="10.676875" calcext:value-type="float">
            <text:p>10.67688</text:p>
          </table:table-cell>
        </table:table-row>
        <table:table-row table:style-name="ro1">
          <table:table-cell office:value-type="string" calcext:value-type="string">
            <text:p>TVB Kufstein</text:p>
          </table:table-cell>
          <table:table-cell office:value-type="string" calcext:value-type="string">
            <text:p>Brentenjoch</text:p>
          </table:table-cell>
          <table:table-cell office:value-type="float" office:value="1226" calcext:value-type="float">
            <text:p>1226</text:p>
          </table:table-cell>
          <table:table-cell office:value-type="float" office:value="47.5784163888889" calcext:value-type="float">
            <text:p>47.57842</text:p>
          </table:table-cell>
          <table:table-cell office:value-type="float" office:value="12.21217" calcext:value-type="float">
            <text:p>12.21217</text:p>
          </table:table-cell>
        </table:table-row>
        <table:table-row table:style-name="ro1">
          <table:table-cell office:value-type="string" calcext:value-type="string">
            <text:p>Nordkette Innsbruck </text:p>
          </table:table-cell>
          <table:table-cell office:value-type="string" calcext:value-type="string">
            <text:p>Seegrube</text:p>
          </table:table-cell>
          <table:table-cell office:value-type="float" office:value="1905" calcext:value-type="float">
            <text:p>1905</text:p>
          </table:table-cell>
          <table:table-cell office:value-type="float" office:value="47.3062277777778" calcext:value-type="float">
            <text:p>47.30623</text:p>
          </table:table-cell>
          <table:table-cell office:value-type="float" office:value="11.3794083333333" calcext:value-type="float">
            <text:p>11.37941</text:p>
          </table:table-cell>
        </table:table-row>
        <table:table-row table:style-name="ro1">
          <table:table-cell office:value-type="string" calcext:value-type="string">
            <text:p>Nordkette Innsbruck </text:p>
          </table:table-cell>
          <table:table-cell office:value-type="string" calcext:value-type="string">
            <text:p>Hafelekar </text:p>
          </table:table-cell>
          <table:table-cell office:value-type="float" office:value="2269" calcext:value-type="float">
            <text:p>2269</text:p>
          </table:table-cell>
          <table:table-cell office:value-type="float" office:value="47.31185" calcext:value-type="float">
            <text:p>47.31185</text:p>
          </table:table-cell>
          <table:table-cell office:value-type="float" office:value="11.3837611111111" calcext:value-type="float">
            <text:p>11.38376</text:p>
          </table:table-cell>
        </table:table-row>
        <table:table-row table:style-name="ro1">
          <table:table-cell office:value-type="string" calcext:value-type="string">
            <text:p>TVB Wilder Kaiser</text:p>
          </table:table-cell>
          <table:table-cell office:value-type="string" calcext:value-type="string">
            <text:p>Going Astberg Speicherteich 2</text:p>
          </table:table-cell>
          <table:table-cell office:value-type="float" office:value="1250" calcext:value-type="float">
            <text:p>1250</text:p>
          </table:table-cell>
          <table:table-cell office:value-type="float" office:value="47.5008333333333" calcext:value-type="float">
            <text:p>47.50083</text:p>
          </table:table-cell>
          <table:table-cell office:value-type="float" office:value="12.3241666666667" calcext:value-type="float">
            <text:p>12.32417</text:p>
          </table:table-cell>
        </table:table-row>
        <table:table-row table:style-name="ro1">
          <table:table-cell office:value-type="string" calcext:value-type="string">
            <text:p>TVB Wilder Kaiser</text:p>
          </table:table-cell>
          <table:table-cell office:value-type="string" calcext:value-type="string">
            <text:p>Going Astberg Speicherteich 2</text:p>
          </table:table-cell>
          <table:table-cell office:value-type="float" office:value="1250" calcext:value-type="float">
            <text:p>1250</text:p>
          </table:table-cell>
          <table:table-cell office:value-type="float" office:value="47.5016666666667" calcext:value-type="float">
            <text:p>47.50167</text:p>
          </table:table-cell>
          <table:table-cell office:value-type="float" office:value="12.3230555555556" calcext:value-type="float">
            <text:p>12.323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orte Adlerblicke (Fernrohre entlang des Adlerweg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le: https://www.data.gv.at/katalog/dataset/land-tirol_adlerwegtirol</text:p>
          </table:table-cell>
          <table:table-cell table:number-columns-repeated="4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20121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18:12.647909250</meta:creation-date>
    <dc:date>2019-03-27T17:22:13.013914915</dc:date>
    <meta:editing-duration>PT3M59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